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1cm" fo:min-width="3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5cm" fo:min-width="5cm"/>
      <style:paragraph-properties style:writing-mode="lr-tb"/>
    </style:style>
    <style:style style:name="gr3" style:family="graphic" style:parent-style-name="standard">
      <style:graphic-properties svg:stroke-color="#f10d0c" draw:fill="none" draw:textarea-horizontal-align="justify" draw:textarea-vertical-align="middle" draw:auto-grow-height="false" fo:min-height="0.634cm" fo:min-width="3.134cm"/>
      <style:paragraph-properties style:writing-mode="lr-tb"/>
    </style:style>
    <style:style style:name="gr4" style:family="graphic" style:parent-style-name="objectwithoutfill">
      <style:graphic-properties draw:marker-end="Arrowheads_20_21" draw:marker-end-width="0.3cm" draw:fill="none" draw:textarea-vertical-align="middle"/>
    </style:style>
    <style:style style:name="gr5" style:family="graphic" style:parent-style-name="objectwithoutfill">
      <style:graphic-properties draw:marker-end="Arrowheads_20_22" draw:marker-end-width="0.3cm" draw:fill="none" draw:textarea-vertical-align="middle"/>
    </style:style>
    <style:style style:name="gr6" style:family="graphic" style:parent-style-name="objectwithoutfill">
      <style:graphic-properties draw:marker-end="Arrowheads_20_23" draw:marker-end-width="0.3cm" draw:fill="none" draw:textarea-vertical-align="middle"/>
    </style:style>
    <style:style style:name="gr7" style:family="graphic" style:parent-style-name="objectwithoutfill">
      <style:graphic-properties draw:marker-end="Arrowheads_20_24" draw:marker-end-width="0.3cm" draw:fill="none" draw:textarea-vertical-align="middle"/>
    </style:style>
    <style:style style:name="gr8" style:family="graphic" style:parent-style-name="objectwithoutfill">
      <style:graphic-properties draw:marker-end="Arrowheads_20_25" draw:marker-end-width="0.3cm" draw:fill="none" draw:textarea-vertical-align="middle"/>
    </style:style>
    <style:style style:name="gr9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9.5cm" fo:min-width="12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75cm" fo:min-width="3.5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5cm" fo:min-width="3.75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5cm" fo:min-width="4.25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5cm" fo:min-width="4.5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5cm" fo:min-width="3.5cm"/>
      <style:paragraph-properties style:writing-mode="lr-tb"/>
    </style:style>
    <style:style style:name="gr15" style:family="graphic" style:parent-style-name="objectwithoutfill">
      <style:graphic-properties draw:marker-end="Arrowheads_20_26" draw:marker-end-width="0.3cm" draw:fill="none" draw:textarea-vertical-align="middle"/>
    </style:style>
    <style:style style:name="gr16" style:family="graphic" style:parent-style-name="objectwithoutfill">
      <style:graphic-properties draw:marker-end="Arrowheads_20_27" draw:marker-end-width="0.3cm" draw:fill="none" draw:textarea-vertical-align="middle"/>
    </style:style>
    <style:style style:name="gr17" style:family="graphic" style:parent-style-name="objectwithoutfill">
      <style:graphic-properties draw:marker-end="Arrowheads_20_28" draw:marker-end-width="0.3cm" draw:fill="none" draw:textarea-vertical-align="middle"/>
    </style:style>
    <style:style style:name="gr18" style:family="graphic" style:parent-style-name="objectwithoutfill">
      <style:graphic-properties draw:marker-end="Arrowheads_20_29" draw:marker-end-width="0.3cm" draw:fill="none" draw:textarea-vertical-align="middle"/>
    </style:style>
    <style:style style:name="gr19" style:family="graphic" style:parent-style-name="objectwithoutfill">
      <style:graphic-properties svg:stroke-color="#f10d0c" draw:marker-end="Arrowheads_20_30" draw:marker-end-width="0.3cm" draw:fill="none" draw:textarea-vertical-align="middle"/>
    </style:style>
    <style:style style:name="gr20" style:family="graphic" style:parent-style-name="objectwithoutfill">
      <style:graphic-properties draw:marker-end="Arrowheads_20_31" draw:marker-end-width="0.3cm" draw:fill="none" draw:textarea-vertical-align="middle"/>
    </style:style>
    <style:style style:name="gr21" style:family="graphic" style:parent-style-name="objectwithoutfill">
      <style:graphic-properties draw:marker-end="Arrowheads_20_32" draw:marker-end-width="0.3cm" draw:fill="none" draw:textarea-vertical-align="middle"/>
    </style:style>
    <style:style style:name="gr22" style:family="graphic" style:parent-style-name="objectwithoutfill">
      <style:graphic-properties draw:marker-end="Arrowheads_20_33" draw:marker-end-width="0.3cm" draw:fill="none" draw:textarea-vertical-align="middle"/>
    </style:style>
    <style:style style:name="gr23" style:family="graphic" style:parent-style-name="objectwithoutfill">
      <style:graphic-properties draw:marker-end="Arrowheads_20_34" draw:marker-end-width="0.3cm" draw:fill="none" draw:textarea-vertical-align="middle"/>
    </style:style>
    <style:style style:name="gr24" style:family="graphic" style:parent-style-name="objectwithoutfill">
      <style:graphic-properties draw:marker-end="Arrowheads_20_35" draw:marker-end-width="0.3cm" draw:fill="none" draw:textarea-vertical-align="middle"/>
    </style:style>
    <style:style style:name="gr25" style:family="graphic" style:parent-style-name="objectwithoutfill">
      <style:graphic-properties draw:marker-end="Arrowheads_20_36" draw:marker-end-width="0.3cm" draw:fill="none" draw:textarea-vertical-align="middle"/>
    </style:style>
    <style:style style:name="gr26" style:family="graphic" style:parent-style-name="objectwithoutfill">
      <style:graphic-properties draw:marker-end="Arrowheads_20_37" draw:marker-end-width="0.3cm" draw:fill="none" draw:textarea-vertical-align="middle"/>
    </style:style>
    <style:style style:name="gr27" style:family="graphic" style:parent-style-name="standard">
      <style:graphic-properties svg:stroke-color="#f10d0c" draw:fill="none" draw:textarea-horizontal-align="justify" draw:textarea-vertical-align="middle" draw:auto-grow-height="false" fo:min-height="0.634cm" fo:min-width="5.784cm"/>
      <style:paragraph-properties style:writing-mode="lr-tb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1cm" fo:min-width="6.65cm"/>
      <style:paragraph-properties style:writing-mode="lr-tb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1.45cm" fo:min-width="6.65cm"/>
      <style:paragraph-properties style:writing-mode="lr-tb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1.45cm" fo:min-width="7.478cm"/>
      <style:paragraph-properties style:writing-mode="lr-tb"/>
    </style:style>
    <style:style style:name="gr31" style:family="graphic" style:parent-style-name="standard">
      <style:graphic-properties svg:stroke-color="#f10d0c" draw:fill="none" draw:textarea-horizontal-align="justify" draw:textarea-vertical-align="middle" draw:auto-grow-height="false" fo:min-height="1cm" fo:min-width="2.25cm"/>
      <style:paragraph-properties style:writing-mode="lr-tb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1.45cm" fo:min-width="5.4cm"/>
      <style:paragraph-properties style:writing-mode="lr-tb"/>
    </style:style>
    <style:style style:name="gr33" style:family="graphic" style:parent-style-name="objectwithoutfill">
      <style:graphic-properties draw:marker-end="Arrowheads_20_38" draw:marker-end-width="0.3cm" draw:fill="none" draw:textarea-vertical-align="middle"/>
    </style:style>
    <style:style style:name="gr34" style:family="graphic" style:parent-style-name="objectwithoutfill">
      <style:graphic-properties draw:marker-end="Arrowheads_20_39" draw:marker-end-width="0.3cm" draw:fill="none" draw:textarea-vertical-align="middle"/>
    </style:style>
    <style:style style:name="gr35" style:family="graphic" style:parent-style-name="objectwithoutfill">
      <style:graphic-properties draw:marker-end="Arrowheads_20_40" draw:marker-end-width="0.3cm" draw:fill="none" draw:textarea-vertical-align="middle"/>
    </style:style>
    <style:style style:name="gr36" style:family="graphic" style:parent-style-name="objectwithoutfill">
      <style:graphic-properties draw:marker-end="Arrowheads_20_42" draw:marker-end-width="0.3cm" draw:fill="none" draw:textarea-vertical-align="middle"/>
    </style:style>
    <style:style style:name="gr37" style:family="graphic" style:parent-style-name="objectwithoutfill">
      <style:graphic-properties draw:marker-end="Arrowheads_20_43" draw:marker-end-width="0.3cm" draw:fill="none" draw:textarea-vertical-align="middle"/>
    </style:style>
    <style:style style:name="gr38" style:family="graphic" style:parent-style-name="objectwithoutfill">
      <style:graphic-properties draw:marker-end="Arrowheads_20_44" draw:marker-end-width="0.3cm" draw:fill="none" draw:textarea-vertical-align="middle"/>
    </style:style>
    <style:style style:name="gr39" style:family="graphic" style:parent-style-name="objectwithoutfill">
      <style:graphic-properties draw:marker-end="Arrowheads_20_45" draw:marker-end-width="0.3cm" draw:fill="none" draw:textarea-vertical-align="middle"/>
    </style:style>
    <style:style style:name="gr40" style:family="graphic" style:parent-style-name="objectwithoutfill">
      <style:graphic-properties draw:marker-end="Arrowheads_20_46" draw:marker-end-width="0.3cm" draw:fill="none" draw:textarea-vertical-align="middle"/>
    </style:style>
    <style:style style:name="gr41" style:family="graphic" style:parent-style-name="objectwithoutfill">
      <style:graphic-properties draw:marker-end="Arrowheads_20_47" draw:marker-end-width="0.3cm" draw:fill="none" draw:textarea-vertical-align="middle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1cm" fo:min-width="7.25cm"/>
      <style:paragraph-properties style:writing-mode="lr-tb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1cm" fo:min-width="7.75cm"/>
      <style:paragraph-properties style:writing-mode="lr-tb"/>
    </style:style>
    <style:style style:name="gr44" style:family="graphic" style:parent-style-name="objectwithoutfill">
      <style:graphic-properties draw:marker-end="Arrowheads_20_48" draw:marker-end-width="0.3cm" draw:fill="none" draw:textarea-vertical-align="middle"/>
    </style:style>
    <style:style style:name="gr45" style:family="graphic" style:parent-style-name="objectwithoutfill">
      <style:graphic-properties draw:marker-end="Arrowheads_20_49" draw:marker-end-width="0.3cm" draw:fill="none" draw:textarea-vertical-align="middle"/>
    </style:style>
    <style:style style:name="gr46" style:family="graphic" style:parent-style-name="objectwithoutfill">
      <style:graphic-properties draw:marker-end="Arrowheads_20_50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6pt"/>
    </style:style>
    <style:style style:name="P5" style:family="paragraph">
      <loext:graphic-properties draw:fill="none"/>
      <style:paragraph-properties fo:text-align="center" style:writing-mode="lr-tb"/>
      <style:text-properties fo:font-size="16pt"/>
    </style:style>
    <style:style style:name="P6" style:family="paragraph">
      <style:paragraph-properties fo:text-align="center"/>
      <style:text-properties fo:font-size="16pt"/>
    </style:style>
    <style:style style:name="P7" style:family="paragraph">
      <loext:graphic-properties draw:fill="none"/>
      <style:paragraph-properties fo:text-align="center"/>
      <style:text-properties fo:font-size="16pt"/>
    </style:style>
    <style:style style:name="T1" style:family="text">
      <style:text-properties fo:language="en" fo:country="US"/>
    </style:style>
    <style:style style:name="T2" style:family="text">
      <style:text-properties fo:font-size="16pt" fo:language="en" fo:country="US"/>
    </style:style>
    <style:style style:name="T3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cm" svg:height="1.25cm" svg:x="1cm" svg:y="1.2cm">
          <text:p text:style-name="P1"><text:span text:style-name="T1">Level</text:span> 1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5cm" svg:height="1.5cm" svg:x="16.75cm" svg:y="5.55cm">
          <text:p text:style-name="P1">aero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cm" svg:height="1.25cm" svg:x="10.1cm" svg:y="2.95cm">
          <text:p text:style-name="P1"><text:span text:style-name="T1">Input</text:span> 1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5.5cm" svg:height="1.5cm" svg:x="9.35cm" svg:y="5.55cm">
          <text:p text:style-name="P1">mes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4.85cm" svg:y1="6.3cm" svg:x2="16.75cm" svg:y2="6.3cm" draw:start-shape="id1" draw:start-glue-point="1" draw:end-shape="id2" draw:end-glue-point="3" svg:d="M14850 6300h1900" svg:viewBox="0 0 1901 1">
          <text:p/>
        </draw:connector>
        <draw:custom-shape draw:style-name="gr3" draw:text-style-name="P2" xml:id="id4" draw:id="id4" draw:layer="layout" svg:width="4cm" svg:height="1.25cm" svg:x="17.5cm" svg:y="2.85cm">
          <text:p text:style-name="P1"><text:span text:style-name="T1">Input</text:span> 2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2.1cm" svg:y1="4.2cm" svg:x2="12.1cm" svg:y2="5.55cm" draw:start-shape="id3" draw:start-glue-point="2" draw:end-shape="id1" draw:end-glue-point="0" svg:d="M12100 4200v1350" svg:viewBox="0 0 1 1351">
          <text:p/>
        </draw:connector>
        <draw:connector draw:style-name="gr6" draw:text-style-name="P3" draw:layer="layout" svg:x1="19.5cm" svg:y1="4.1cm" svg:x2="19.5cm" svg:y2="5.55cm" draw:start-shape="id4" draw:start-glue-point="2" draw:end-shape="id2" draw:end-glue-point="0" svg:d="M19500 4100v1450" svg:viewBox="0 0 1 1451">
          <text:p/>
        </draw:connector>
        <draw:custom-shape draw:style-name="gr3" draw:text-style-name="P2" xml:id="id5" draw:id="id5" draw:layer="layout" svg:width="4cm" svg:height="1.25cm" svg:x="10.101cm" svg:y="8.451cm">
          <text:p text:style-name="P1"><text:span text:style-name="T1">Output</text:span> 1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4cm" svg:height="1.25cm" svg:x="17.501cm" svg:y="8.451cm">
          <text:p text:style-name="P1"><text:span text:style-name="T1">Output</text:span> 2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2.1cm" svg:y1="7.05cm" svg:x2="12.101cm" svg:y2="8.451cm" draw:start-shape="id1" draw:start-glue-point="2" draw:end-shape="id5" draw:end-glue-point="0" svg:d="M12100 7050v701h1v700" svg:viewBox="0 0 2 1402">
          <text:p/>
        </draw:connector>
        <draw:connector draw:style-name="gr8" draw:text-style-name="P3" draw:layer="layout" svg:x1="19.5cm" svg:y1="7.05cm" svg:x2="19.501cm" svg:y2="8.451cm" draw:start-shape="id2" draw:start-glue-point="2" draw:end-shape="id6" draw:end-glue-point="0" svg:d="M19500 7050v701h1v700" svg:viewBox="0 0 2 1402">
          <text:p/>
        </draw:connector>
        <draw:custom-shape draw:style-name="gr1" draw:text-style-name="P2" draw:layer="layout" svg:width="3.5cm" svg:height="1.25cm" svg:x="1.001cm" svg:y="18.802cm">
          <text:p text:style-name="P1"><text:span text:style-name="T1">Level 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6" draw:id="id16" draw:layer="layout" svg:width="12.5cm" svg:height="9.75cm" svg:x="4.25cm" svg:y="2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9" draw:id="id9" draw:layer="layout" svg:width="4cm" svg:height="2cm" svg:x="12.05cm" svg:y="23.379cm">
          <text:p text:style-name="P4"><text:span text:style-name="T2">Find</text:span><text:span text:style-name="T3"> faces </text:span><text:span text:style-name="T2">at</text:span></text:p>
          <text:p text:style-name="P4"><text:span text:style-name="T3">trailing edge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0" draw:id="id10" draw:layer="layout" svg:width="4.25cm" svg:height="1.75cm" svg:x="11.92cm" svg:y="26.55cm">
          <text:p text:style-name="P4"><text:span text:style-name="T3">Create </text:span><text:span text:style-name="T3">internal </text:span><text:span text:style-name="T2">pan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7" draw:id="id7" draw:layer="layout" svg:width="4.75cm" svg:height="1.75cm" svg:x="5cm" svg:y="23.55cm">
          <text:p text:style-name="P4"><text:span text:style-name="T2">Calculate</text:span><text:span text:style-name="T3"> </text:span><text:span text:style-name="T2">panels</text:span><text:span text:style-name="T3"> </text:span><text:span text:style-name="T2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8" draw:id="id8" draw:layer="layout" svg:width="5cm" svg:height="1.75cm" svg:x="4.87cm" svg:y="26.65cm">
          <text:p text:style-name="P4"><text:span text:style-name="T2">Correct</text:span><text:span text:style-name="T3"> </text:span><text:span text:style-name="T3">trailing </text:span><text:span text:style-name="T3">edge </text:span><text:span text:style-name="T2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11" draw:id="id11" draw:layer="layout" svg:width="4cm" svg:height="1.75cm" svg:x="12.05cm" svg:y="29.55cm">
          <text:p text:style-name="P4"><text:span text:style-name="T2">Calculate</text:span><text:span text:style-name="T3"> </text:span><text:span text:style-name="T2">the</text:span><text:span text:style-name="T3"> </text:span><text:span text:style-name="T2">scale</text:span><text:span text:style-name="T3"> </text:span><text:span text:style-name="T2">fact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5" draw:text-style-name="P3" draw:layer="layout" svg:x1="7.375cm" svg:y1="25.3cm" svg:x2="7.37cm" svg:y2="26.65cm" draw:start-shape="id7" draw:start-glue-point="2" draw:end-shape="id8" draw:end-glue-point="0" svg:d="M7375 25300v675h-5v675" svg:viewBox="0 0 6 1351">
          <text:p/>
        </draw:connector>
        <draw:connector draw:style-name="gr16" draw:text-style-name="P3" draw:layer="layout" svg:x1="12.05cm" svg:y1="24.379cm" svg:x2="9.87cm" svg:y2="27.525cm" draw:start-shape="id9" draw:start-glue-point="3" draw:end-shape="id8" draw:end-glue-point="1" svg:d="M12050 24379h-1090v3146h-1090" svg:viewBox="0 0 2181 3147">
          <text:p/>
        </draw:connector>
        <draw:connector draw:style-name="gr17" draw:text-style-name="P3" draw:layer="layout" svg:x1="14.05cm" svg:y1="25.379cm" svg:x2="14.045cm" svg:y2="26.55cm" draw:start-shape="id9" draw:start-glue-point="2" draw:end-shape="id10" draw:end-glue-point="0" svg:d="M14050 25379v586h-5v585" svg:viewBox="0 0 6 1172">
          <text:p/>
        </draw:connector>
        <draw:connector draw:style-name="gr18" draw:text-style-name="P3" draw:layer="layout" svg:x1="14.045cm" svg:y1="28.3cm" svg:x2="14.05cm" svg:y2="29.55cm" draw:start-shape="id10" draw:start-glue-point="2" draw:end-shape="id11" draw:end-glue-point="0" svg:d="M14045 28300v625h5v625" svg:viewBox="0 0 6 1251">
          <text:p/>
        </draw:connector>
        <draw:connector draw:style-name="gr19" draw:text-style-name="P3" draw:layer="layout" svg:x1="7.375cm" svg:y1="22.752cm" svg:x2="7.375cm" svg:y2="23.55cm" draw:end-shape="id7" draw:end-glue-point="0" svg:d="M7375 22752v798" svg:viewBox="0 0 1 799">
          <text:p/>
        </draw:connector>
        <draw:connector draw:style-name="gr19" draw:text-style-name="P3" draw:layer="layout" svg:x1="14cm" svg:y1="22.6cm" svg:x2="14cm" svg:y2="23.398cm" svg:d="M14000 22600v798" svg:viewBox="0 0 1 799">
          <text:p/>
        </draw:connector>
        <draw:custom-shape draw:style-name="gr2" draw:text-style-name="P2" xml:id="id13" draw:id="id13" draw:layer="layout" svg:width="5.5cm" svg:height="1.5cm" svg:x="18.5cm" svg:y="26.42cm">
          <text:p text:style-name="P1">aero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4cm" svg:height="1.25cm" svg:x="19.25cm" svg:y="24.049cm">
          <text:p text:style-name="P1"><text:span text:style-name="T1">Input</text:span> 2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21.25cm" svg:y1="25.299cm" svg:x2="21.25cm" svg:y2="26.42cm" draw:start-shape="id12" draw:start-glue-point="2" draw:end-shape="id13" draw:end-glue-point="0" svg:d="M21250 25299v1121" svg:viewBox="0 0 1 1122">
          <text:p/>
        </draw:connector>
        <draw:custom-shape draw:style-name="gr3" draw:text-style-name="P2" xml:id="id14" draw:id="id14" draw:layer="layout" svg:width="4cm" svg:height="1.25cm" svg:x="19.251cm" svg:y="29.15cm">
          <text:p text:style-name="P1"><text:span text:style-name="T1">Input</text:span> 2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21.25cm" svg:y1="27.92cm" svg:x2="21.251cm" svg:y2="29.15cm" draw:start-shape="id13" draw:start-glue-point="2" draw:end-shape="id14" draw:end-glue-point="0" svg:d="M21250 27920v615h1v615" svg:viewBox="0 0 2 1231">
          <text:p/>
        </draw:connector>
        <draw:custom-shape draw:style-name="gr3" draw:text-style-name="P2" xml:id="id15" draw:id="id15" draw:layer="layout" svg:width="4cm" svg:height="1.25cm" svg:x="8.5cm" svg:y="19.9cm">
          <text:p text:style-name="P1"><text:span text:style-name="T1">Input</text:span> 1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7" draw:id="id17" draw:layer="layout" svg:width="4cm" svg:height="1.25cm" svg:x="8.5cm" svg:y="33.3cm">
          <text:p text:style-name="P1"><text:span text:style-name="T1">Output</text:span> 1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3" draw:layer="layout" svg:x1="10.5cm" svg:y1="21.15cm" svg:x2="10.5cm" svg:y2="22.3cm" draw:start-shape="id15" draw:start-glue-point="2" draw:end-shape="id16" draw:end-glue-point="0" svg:d="M10500 21150v1150" svg:viewBox="0 0 1 1151">
          <text:p/>
        </draw:connector>
        <draw:connector draw:style-name="gr21" draw:text-style-name="P3" draw:layer="layout" svg:x1="10.5cm" svg:y1="32.05cm" svg:x2="10.5cm" svg:y2="33.3cm" draw:start-shape="id16" draw:start-glue-point="2" draw:end-shape="id17" draw:end-glue-point="0" svg:d="M10500 32050v1250" svg:viewBox="0 0 1 1251">
          <text:p/>
        </draw:connector>
        <draw:connector draw:style-name="gr22" draw:text-style-name="P3" draw:layer="layout" svg:x1="16.75cm" svg:y1="27.175cm" svg:x2="18.5cm" svg:y2="27.17cm" draw:start-shape="id16" draw:start-glue-point="1" draw:end-shape="id13" draw:end-glue-point="3" svg:d="M16750 27175h875v-5h875" svg:viewBox="0 0 1751 6">
          <text:p/>
        </draw:connector>
        <draw:custom-shape draw:style-name="gr2" draw:text-style-name="P2" xml:id="id19" draw:id="id19" draw:layer="layout" svg:width="5.5cm" svg:height="1.5cm" svg:x="13.05cm" svg:y="12.75cm">
          <text:p text:style-name="P1">pospr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8" draw:id="id18" draw:layer="layout" svg:width="4cm" svg:height="1.25cm" svg:x="13.8cm" svg:y="10.5cm">
          <text:p text:style-name="P1"><text:span text:style-name="T1">Input</text:span> 3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3" draw:layer="layout" svg:x1="15.8cm" svg:y1="11.75cm" svg:x2="15.8cm" svg:y2="12.75cm" draw:start-shape="id18" draw:start-glue-point="2" draw:end-shape="id19" draw:end-glue-point="0" svg:d="M15800 11750v1000" svg:viewBox="0 0 1 1001">
          <text:p/>
        </draw:connector>
        <draw:connector draw:style-name="gr24" draw:text-style-name="P3" draw:layer="layout" svg:x1="12.101cm" svg:y1="9.701cm" svg:x2="13.05cm" svg:y2="13.5cm" draw:start-shape="id5" draw:start-glue-point="2" draw:end-shape="id19" draw:end-glue-point="3" svg:d="M12101 9701v3799h949" svg:viewBox="0 0 950 3800">
          <text:p/>
        </draw:connector>
        <draw:connector draw:style-name="gr25" draw:text-style-name="P3" draw:layer="layout" svg:x1="19.501cm" svg:y1="9.701cm" svg:x2="18.55cm" svg:y2="13.5cm" draw:start-shape="id6" draw:start-glue-point="2" draw:end-shape="id19" draw:end-glue-point="1" svg:d="M19501 9701v3799h-951" svg:viewBox="0 0 952 3800">
          <text:p/>
        </draw:connector>
        <draw:custom-shape draw:style-name="gr3" draw:text-style-name="P2" xml:id="id20" draw:id="id20" draw:layer="layout" svg:width="4cm" svg:height="1.25cm" svg:x="13.8cm" svg:y="15.65cm">
          <text:p text:style-name="P1"><text:span text:style-name="T1">Output</text:span> 3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3" draw:layer="layout" svg:x1="15.8cm" svg:y1="14.25cm" svg:x2="15.8cm" svg:y2="15.65cm" draw:start-shape="id19" draw:start-glue-point="2" draw:end-shape="id20" draw:end-glue-point="0" svg:d="M15800 14250v1400" svg:viewBox="0 0 1 1401">
          <text:p/>
        </draw:connector>
      </draw:page>
      <draw:page draw:name="page2" draw:style-name="dp1" draw:master-page-name="Default">
        <draw:custom-shape draw:style-name="gr27" draw:text-style-name="P5" xml:id="id21" draw:id="id21" draw:layer="layout" svg:width="6.65cm" svg:height="1.25cm" svg:x="14.27cm" svg:y="2.85cm">
          <text:p text:style-name="P4"><text:span text:style-name="T2">Sta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22" draw:id="id22" draw:layer="layout" svg:width="7.15cm" svg:height="1.25cm" svg:x="14.022cm" svg:y="5.25cm">
          <text:p text:style-name="P4"><text:span text:style-name="T2">Initialize</text:span><text:span text:style-name="T3"> </text:span><text:span text:style-name="T2">variab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7.595cm" svg:y1="4.1cm" svg:x2="17.597cm" svg:y2="5.25cm" draw:start-shape="id21" draw:start-glue-point="2" draw:end-shape="id22" draw:end-glue-point="0" svg:d="M17595 4100v576h2v574" svg:viewBox="0 0 3 1151">
          <text:p/>
        </draw:connector>
        <draw:custom-shape draw:style-name="gr29" draw:text-style-name="P5" xml:id="id23" draw:id="id23" draw:layer="layout" svg:width="7.15cm" svg:height="1.7cm" svg:x="14.022cm" svg:y="7.25cm">
          <text:p text:style-name="P4"><text:span text:style-name="T2">Calculate</text:span><text:span text:style-name="T3"> </text:span><text:span text:style-name="T3">sigma, a, b, </text:span><text:span text:style-name="T3">c and 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xml:id="id24" draw:id="id24" draw:layer="layout" svg:width="7.15cm" svg:height="1.7cm" svg:x="14.022cm" svg:y="9.85cm">
          <text:p text:style-name="P4"><text:span text:style-name="T3">Solve system </text:span><text:span text:style-name="T2">using</text:span><text:span text:style-name="T3"> </text:span><text:span text:style-name="T3">linear </text:span><text:span text:style-name="T2">Kutta</text:span><text:span text:style-name="T3"> </text:span><text:span text:style-name="T2">condition</text:span><text:span text:style-name="T3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xml:id="id25" draw:id="id25" draw:layer="layout" svg:width="7.15cm" svg:height="1.7cm" svg:x="14.022cm" svg:y="12.45cm">
          <text:p text:style-name="P4"><text:span text:style-name="T2">Add</text:span><text:span text:style-name="T3"> </text:span><text:span text:style-name="T2">one</text:span><text:span text:style-name="T3"> </text:span><text:span text:style-name="T2">section</text:span><text:span text:style-name="T3"> in </text:span><text:span text:style-name="T2">the</text:span><text:span text:style-name="T3"> w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xml:id="id27" draw:id="id27" draw:layer="layout" svg:width="7.978cm" svg:height="1.7cm" svg:x="13.572cm" svg:y="18.8cm">
          <text:p text:style-name="P4"><text:span text:style-name="T3">Solve system </text:span><text:span text:style-name="T2">using</text:span><text:span text:style-name="T3"> non </text:span><text:span text:style-name="T3">linear Kutta </text:span><text:span text:style-name="T2">cond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xml:id="id28" draw:id="id28" draw:layer="layout" svg:width="5.5cm" svg:height="2.5cm" svg:x="14.8cm" svg:y="22.1cm">
          <text:p text:style-name="P6"><text:span text:style-name="T2">Stop</text:span><text:span text:style-name="T3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5" xml:id="id29" draw:id="id29" draw:layer="layout" svg:width="7.15cm" svg:height="1.7cm" svg:x="4.8cm" svg:y="21.05cm">
          <text:p text:style-name="P4"><text:span text:style-name="T2">Add</text:span><text:span text:style-name="T3"> </text:span><text:span text:style-name="T2">one</text:span><text:span text:style-name="T3"> </text:span><text:span text:style-name="T2">section</text:span><text:span text:style-name="T3"> in </text:span><text:span text:style-name="T2">the</text:span><text:span text:style-name="T3"> w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" xml:id="id30" draw:id="id30" draw:layer="layout" svg:width="5.9cm" svg:height="1.7cm" svg:x="5.42cm" svg:y="18.55cm">
          <text:p text:style-name="P4"><text:span text:style-name="T2">Calculate </text:span><text:span text:style-name="T3">c and 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draw:type="line" svg:x1="17.597cm" svg:y1="6.5cm" svg:x2="17.597cm" svg:y2="7.25cm" draw:start-shape="id22" draw:start-glue-point="2" draw:end-shape="id23" draw:end-glue-point="0" svg:d="M17597 6500v750" svg:viewBox="0 0 1 751">
          <text:p/>
        </draw:connector>
        <draw:connector draw:style-name="gr34" draw:text-style-name="P3" draw:layer="layout" draw:type="line" svg:x1="17.597cm" svg:y1="8.95cm" svg:x2="17.597cm" svg:y2="9.85cm" draw:start-shape="id23" draw:start-glue-point="2" draw:end-shape="id24" draw:end-glue-point="0" svg:d="M17597 8950v900" svg:viewBox="0 0 1 901">
          <text:p/>
        </draw:connector>
        <draw:connector draw:style-name="gr35" draw:text-style-name="P3" draw:layer="layout" draw:type="line" svg:x1="17.597cm" svg:y1="11.55cm" svg:x2="17.597cm" svg:y2="12.45cm" draw:start-shape="id24" draw:start-glue-point="2" draw:end-shape="id25" draw:end-glue-point="0" svg:d="M17597 11550v900" svg:viewBox="0 0 1 901">
          <text:p/>
        </draw:connector>
        <draw:custom-shape draw:style-name="gr28" draw:text-style-name="P5" xml:id="id26" draw:id="id26" draw:layer="layout" svg:width="7.15cm" svg:height="1.25cm" svg:x="14cm" svg:y="15.05cm">
          <text:p text:style-name="P4"><text:span text:style-name="T2">Calculate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3" draw:layer="layout" draw:type="line" svg:x1="17.597cm" svg:y1="14.15cm" svg:x2="17.575cm" svg:y2="15.05cm" draw:start-shape="id25" draw:start-glue-point="2" draw:end-shape="id26" draw:end-glue-point="0" svg:d="M17597 14150l-22 900" svg:viewBox="0 0 23 901">
          <text:p/>
        </draw:connector>
        <draw:connector draw:style-name="gr37" draw:text-style-name="P3" draw:layer="layout" draw:type="line" svg:x1="17.575cm" svg:y1="16.3cm" svg:x2="17.561cm" svg:y2="18.8cm" draw:start-shape="id26" draw:start-glue-point="2" draw:end-shape="id27" draw:end-glue-point="0" svg:d="M17575 16300l-14 2500" svg:viewBox="0 0 15 2501">
          <text:p/>
        </draw:connector>
        <draw:connector draw:style-name="gr38" draw:text-style-name="P3" draw:layer="layout" draw:type="line" svg:x1="17.561cm" svg:y1="20.5cm" svg:x2="17.55cm" svg:y2="22.1cm" draw:start-shape="id27" draw:start-glue-point="2" draw:end-shape="id28" draw:end-glue-point="4" svg:d="M17561 20500l-11 1600" svg:viewBox="0 0 12 1601">
          <text:p/>
        </draw:connector>
        <draw:connector draw:style-name="gr39" draw:text-style-name="P3" draw:layer="layout" svg:x1="14.8cm" svg:y1="23.35cm" svg:x2="8.375cm" svg:y2="22.75cm" draw:start-shape="id28" draw:start-glue-point="5" draw:end-shape="id29" draw:end-glue-point="2" svg:d="M14800 23350h-6425v-600" svg:viewBox="0 0 6426 601">
          <text:p/>
        </draw:connector>
        <draw:connector draw:style-name="gr40" draw:text-style-name="P3" draw:layer="layout" draw:type="line" svg:x1="8.375cm" svg:y1="21.05cm" svg:x2="8.37cm" svg:y2="20.25cm" draw:start-shape="id29" draw:start-glue-point="0" draw:end-shape="id30" draw:end-glue-point="2" svg:d="M8375 21050l-5-800" svg:viewBox="0 0 6 801">
          <text:p/>
        </draw:connector>
        <draw:connector draw:style-name="gr41" draw:text-style-name="P3" draw:layer="layout" draw:line-skew="-0.549cm" svg:x1="8.37cm" svg:y1="18.55cm" svg:x2="17.561cm" svg:y2="18.8cm" draw:start-shape="id30" draw:start-glue-point="0" draw:end-shape="id27" draw:end-glue-point="0" svg:d="M8370 18550v-1050h9191v1300" svg:viewBox="0 0 9192 1301">
          <text:p/>
        </draw:connector>
        <draw:custom-shape draw:style-name="gr42" draw:text-style-name="P5" xml:id="id31" draw:id="id31" draw:layer="layout" svg:width="7.75cm" svg:height="1.25cm" svg:x="13.67cm" svg:y="25.65cm">
          <text:p text:style-name="P4"><text:span text:style-name="T2">Calculate faces </text:span><text:span text:style-name="T2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xml:id="id32" draw:id="id32" draw:layer="layout" svg:width="8.25cm" svg:height="1.25cm" svg:x="13.43cm" svg:y="28.15cm">
          <text:p text:style-name="P4"><text:span text:style-name="T2">Calculate vertices 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3" draw:layer="layout" draw:type="line" svg:x1="17.55cm" svg:y1="24.6cm" svg:x2="17.545cm" svg:y2="25.65cm" draw:start-shape="id28" draw:start-glue-point="6" draw:end-shape="id31" draw:end-glue-point="0" svg:d="M17550 24600l-5 1050" svg:viewBox="0 0 6 1051">
          <text:p/>
        </draw:connector>
        <draw:connector draw:style-name="gr45" draw:text-style-name="P3" draw:layer="layout" draw:type="line" svg:x1="17.545cm" svg:y1="26.9cm" svg:x2="17.555cm" svg:y2="28.15cm" draw:start-shape="id31" draw:start-glue-point="2" draw:end-shape="id32" draw:end-glue-point="0" svg:d="M17545 26900l10 1250" svg:viewBox="0 0 11 1251">
          <text:p/>
        </draw:connector>
        <draw:custom-shape draw:style-name="gr27" draw:text-style-name="P5" xml:id="id33" draw:id="id33" draw:layer="layout" svg:width="6.65cm" svg:height="1.25cm" svg:x="14.25cm" svg:y="30.6cm">
          <text:p text:style-name="P4"><text:span text:style-name="T2">En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3" draw:layer="layout" draw:type="line" svg:x1="17.555cm" svg:y1="29.4cm" svg:x2="17.575cm" svg:y2="30.6cm" draw:start-shape="id32" draw:start-glue-point="2" draw:end-shape="id33" draw:end-glue-point="0" svg:d="M17555 29400l20 1200" svg:viewBox="0 0 21 12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0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0T15:25:13.747556404</meta:creation-date>
    <dc:date>2023-01-11T17:23:33.113773497</dc:date>
    <meta:editing-duration>PT2H43M22S</meta:editing-duration>
    <meta:editing-cycles>10</meta:editing-cycles>
    <meta:generator>LibreOffice/7.3.7.2$Linux_X86_64 LibreOffice_project/30$Build-2</meta:generator>
    <meta:document-statistic meta:object-count="68"/>
  </office:meta>
</office:document-meta>
</file>